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subtitle" style:list-style-name="L3">
      <style:graphic-properties draw:fill-color="#ffffff" draw:textarea-vertical-align="top" fo:min-height="12.17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Serial Communication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endahuluan</text:p>
          </draw:text-box>
        </draw:frame>
        <draw:frame presentation:style-name="pr4" draw:text-style-name="P1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1">Serial communication adalah mengirimkan data bit per bit melalui kanal komunikasi</text:p>
              </text:list-item>
              <text:list-item>
                <text:p text:style-name="P1">Berbentuk serial port atau USB</text:p>
              </text:list-item>
              <text:list-item>
                <text:p text:style-name="P1">Pustaka Java menggunakan rxtx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>
            <draw:text-box>
              <text:list text:style-name="L2">
                <text:list-item>
                  <text:p>Pada hashing, hanya mengubah data ke dalam barisan kode, tanpa bisa dikembalikan lagi</text:p>
                </text:list-item>
                <text:list-item>
                  <text:p>Symmetric Crypto: kunci digunakan untuk enkripsi dan dekripsi</text:p>
                </text:list-item>
                <text:list-item>
                  <text:p>Asymmetric Crypto: ada kunci publik dan kunci private.</text:p>
                </text:list-item>
              </text:list>
            </draw:text-box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Praktek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item>
                <text:p>Deteksi port serial</text:p>
              </text:list-item>
              <text:list-item>
                <text:p>Terima data dari serial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14T22:56:40.911649896</dc:date>
    <meta:editing-duration>PT22H24M4S</meta:editing-duration>
    <meta:editing-cycles>60</meta:editing-cycles>
    <meta:generator>LibreOffice/4.2.8.2$Linux_X86_64 LibreOffice_project/420m0$Build-2</meta:generator>
    <dc:creator>P Tamami</dc:creator>
    <meta:document-statistic meta:object-count="57"/>
  </office:meta>
</office:document-meta>
</file>